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30000008E6A8529DEC3E303DF.png" manifest:media-type="image/png"/>
  <manifest:file-entry manifest:full-path="Pictures/10000000000002AC0000008AED949BF588364D8B.png" manifest:media-type="image/png"/>
  <manifest:file-entry manifest:full-path="Pictures/10000000000002AB0000009BDCDC31629B5D265F.png" manifest:media-type="image/png"/>
  <manifest:file-entry manifest:full-path="Pictures/10000000000001F10000007BFB02CE1935260DDA.png" manifest:media-type="image/png"/>
  <manifest:file-entry manifest:full-path="Pictures/10000000000002AA00000099988F0BA1DBD42500.png" manifest:media-type="image/png"/>
  <manifest:file-entry manifest:full-path="Pictures/10000000000002AB000000ADED3CF791835752AC.png" manifest:media-type="image/png"/>
  <manifest:file-entry manifest:full-path="Pictures/10000000000002AB00000072320EC2F63191DCB8.png" manifest:media-type="image/png"/>
  <manifest:file-entry manifest:full-path="Pictures/10000000000002AC000000C47792A5CB034D2307.png" manifest:media-type="image/png"/>
  <manifest:file-entry manifest:full-path="Pictures/10000000000002AA000000A3EA02DC9B4072BD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f5a" officeooo:paragraph-rsid="000caf5a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5" text:anchor-type="char" svg:x="-0.053cm" svg:y="14.549cm" svg:width="17cm" svg:height="4.062cm" draw:z-index="3"><draw:image xlink:href="Pictures/10000000000002AA000000A3EA02DC9B4072BD23.png" xlink:type="simple" xlink:show="embed" xlink:actuate="onLoad" loext:mime-type="image/png"/></draw:frame><draw:frame draw:style-name="fr1" draw:name="Imagen6" text:anchor-type="char" svg:x="-0.053cm" svg:y="18.609cm" svg:width="17cm" svg:height="4.87cm" draw:z-index="4"><draw:image xlink:href="Pictures/10000000000002AC000000C47792A5CB034D2307.png" xlink:type="simple" xlink:show="embed" xlink:actuate="onLoad" loext:mime-type="image/png"/></draw:frame><draw:frame draw:style-name="fr1" draw:name="Imagen3" text:anchor-type="char" svg:x="-0.053cm" svg:y="6.433cm" svg:width="17cm" svg:height="4.306cm" draw:z-index="1"><draw:image xlink:href="Pictures/10000000000002AB000000ADED3CF791835752AC.png" xlink:type="simple" xlink:show="embed" xlink:actuate="onLoad" loext:mime-type="image/png"/></draw:frame><draw:frame draw:style-name="fr1" draw:name="Imagen4" text:anchor-type="char" svg:x="-0.053cm" svg:y="10.737cm" svg:width="17cm" svg:height="3.814cm" draw:z-index="2"><draw:image xlink:href="Pictures/10000000000002AA00000099988F0BA1DBD42500.png" xlink:type="simple" xlink:show="embed" xlink:actuate="onLoad" loext:mime-type="image/png"/></draw:frame><draw:frame draw:style-name="fr3" draw:name="Imagen2" text:anchor-type="char" svg:x="-0.053cm" svg:y="3.598cm" svg:width="17cm" svg:height="2.836cm" draw:z-index="0"><draw:image xlink:href="Pictures/10000000000002AB00000072320EC2F63191DCB8.png" xlink:type="simple" xlink:show="embed" xlink:actuate="onLoad" loext:mime-type="image/png"/></draw:frame><draw:frame draw:style-name="fr1" draw:name="Imagen1" text:anchor-type="char" svg:x="-0.085cm" svg:y="0cm" svg:width="13.15cm" svg:height="3.254cm" draw:z-index="8"><draw:image xlink:href="Pictures/10000000000001F10000007BFB02CE1935260DDA.png" xlink:type="simple" xlink:show="embed" xlink:actuate="onLoad" loext:mime-type="image/png"/></draw:frame></text:p>
      <text:p text:style-name="P2"><draw:frame draw:style-name="fr2" draw:name="Imagen7" text:anchor-type="char" svg:width="17cm" svg:height="3.858cm" draw:z-index="5"><draw:image xlink:href="Pictures/10000000000002AB0000009BDCDC31629B5D265F.png" xlink:type="simple" xlink:show="embed" xlink:actuate="onLoad" loext:mime-type="image/png"/></draw:frame><draw:frame draw:style-name="fr1" draw:name="Imagen8" text:anchor-type="char" svg:x="0cm" svg:y="3.427cm" svg:width="17cm" svg:height="3.429cm" draw:z-index="6"><draw:image xlink:href="Pictures/10000000000002AC0000008AED949BF588364D8B.png" xlink:type="simple" xlink:show="embed" xlink:actuate="onLoad" loext:mime-type="image/png"/></draw:frame><draw:frame draw:style-name="fr1" draw:name="Imagen9" text:anchor-type="char" svg:x="0cm" svg:y="6.854cm" svg:width="17cm" svg:height="3.413cm" draw:z-index="7"><draw:image xlink:href="Pictures/10000000000002C30000008E6A8529DEC3E303D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18:25:33.985746951</meta:creation-date>
    <dc:date>2020-12-17T19:26:10.420857778</dc:date>
    <meta:editing-duration>PT15M7S</meta:editing-duration>
    <meta:editing-cycles>3</meta:editing-cycles>
    <meta:generator>LibreOffice/6.4.6.2$Linux_X86_64 LibreOffice_project/40$Build-2</meta:generator>
    <meta:document-statistic meta:table-count="0" meta:image-count="9" meta:object-count="0" meta:page-count="2" meta:paragraph-count="0" meta:word-count="0" meta:character-count="0" meta:non-whitespace-character-count="0"/>
  </office:meta>
</office:document-meta>
</file>